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0.3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jup_bench_mpi_pivot" table:style-name="ta1">
        <table:shapes>
          <draw:frame draw:z-index="0" draw:style-name="gr1" draw:text-style-name="P1" svg:width="571.69pt" svg:height="348.04pt" svg:x="456.09pt" svg:y="143.63pt">
            <loext:p draw:notify-on-update-of-ranges="jup_bench_mpi_pivot.F11:jup_bench_mpi_pivot.F11 jup_bench_mpi_pivot.F12:jup_bench_mpi_pivot.F17 jup_bench_mpi_pivot.G11:jup_bench_mpi_pivot.G11 jup_bench_mpi_pivot.G12:jup_bench_mpi_pivot.G17 jup_bench_mpi_pivot.H11:jup_bench_mpi_pivot.H11 jup_bench_mpi_pivot.H12:jup_bench_mpi_pivot.H17 jup_bench_mpi_pivot.I11:jup_bench_mpi_pivot.I11 jup_bench_mpi_pivot.I12:jup_bench_mpi_pivot.I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156.02pt" svg:height="20.32pt" svg:x="1009.02pt" svg:y="318.5pt">
            <draw:text-box>
              <text:p>Min/max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3" table:default-cell-style-name="Default"/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62.661" calcext:value-type="float">
            <text:p>1462.661</text:p>
          </table:table-cell>
          <table:table-cell office:value-type="float" office:value="2106.54" calcext:value-type="float">
            <text:p>2106.54</text:p>
          </table:table-cell>
          <table:table-cell office:value-type="float" office:value="1680.94" calcext:value-type="float">
            <text:p>1680.94</text:p>
          </table:table-cell>
          <table:table-cell office:value-type="float" office:value="4850.844" calcext:value-type="float">
            <text:p>4850.844</text:p>
          </table:table-cell>
          <table:table-cell office:value-type="float" office:value="2813.973" calcext:value-type="float">
            <text:p>2813.973</text:p>
          </table:table-cell>
          <table:table-cell office:value-type="float" office:value="2856.875" calcext:value-type="float">
            <text:p>2856.875</text:p>
          </table:table-cell>
          <table:table-cell office:value-type="float" office:value="3496.973" calcext:value-type="float">
            <text:p>3496.973</text:p>
          </table:table-cell>
          <table:table-cell office:value-type="float" office:value="2979.034" calcext:value-type="float">
            <text:p>2979.034</text:p>
          </table:table-cell>
          <table:table-cell office:value-type="float" office:value="2221.955" calcext:value-type="float">
            <text:p>2221.955</text:p>
          </table:table-cell>
          <table:table-cell office:value-type="float" office:value="2669.216" calcext:value-type="float">
            <text:p>2669.216</text:p>
          </table:table-cell>
          <table:table-cell office:value-type="float" office:value="4313.927" calcext:value-type="float">
            <text:p>4313.927</text:p>
          </table:table-cell>
          <table:table-cell office:value-type="float" office:value="2598.935" calcext:value-type="float">
            <text:p>2598.935</text:p>
          </table:table-cell>
          <table:table-cell office:value-type="float" office:value="2477.826" calcext:value-type="float">
            <text:p>2477.826</text:p>
          </table:table-cell>
          <table:table-cell office:value-type="float" office:value="4996.884" calcext:value-type="float">
            <text:p>4996.884</text:p>
          </table:table-cell>
          <table:table-cell office:value-type="float" office:value="2216.248" calcext:value-type="float">
            <text:p>2216.248</text:p>
          </table:table-cell>
          <table:table-cell office:value-type="float" office:value="2275.882" calcext:value-type="float">
            <text:p>2275.882</text:p>
          </table:table-cell>
          <table:table-cell office:value-type="float" office:value="2146.268" calcext:value-type="float">
            <text:p>2146.268</text:p>
          </table:table-cell>
          <table:table-cell office:value-type="float" office:value="4040.993" calcext:value-type="float">
            <text:p>4040.993</text:p>
          </table:table-cell>
          <table:table-cell office:value-type="float" office:value="4679.332" calcext:value-type="float">
            <text:p>4679.332</text:p>
          </table:table-cell>
          <table:table-cell office:value-type="float" office:value="2920.273" calcext:value-type="float">
            <text:p>2920.273</text:p>
          </table:table-cell>
          <table:table-cell/>
          <table:table-cell table:formula="of:=AVERAGE([.F1:.Y1])" office:value-type="float" office:value="2990.27895" calcext:value-type="float">
            <text:p>2990.27895</text:p>
          </table:table-cell>
          <table:table-cell table:formula="of:=MAX([.F1:.Y1])" office:value-type="float" office:value="4996.884" calcext:value-type="float">
            <text:p>4996.884</text:p>
          </table:table-cell>
          <table:table-cell table:formula="of:=MIN([.F1:.Y1])" office:value-type="float" office:value="1462.661" calcext:value-type="float">
            <text:p>1462.661</text:p>
          </table:table-cell>
        </table:table-row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969.029" calcext:value-type="float">
            <text:p>969.029</text:p>
          </table:table-cell>
          <table:table-cell office:value-type="float" office:value="858.654" calcext:value-type="float">
            <text:p>858.654</text:p>
          </table:table-cell>
          <table:table-cell office:value-type="float" office:value="692.196" calcext:value-type="float">
            <text:p>692.196</text:p>
          </table:table-cell>
          <table:table-cell office:value-type="float" office:value="829.099" calcext:value-type="float">
            <text:p>829.099</text:p>
          </table:table-cell>
          <table:table-cell office:value-type="float" office:value="798.214" calcext:value-type="float">
            <text:p>798.214</text:p>
          </table:table-cell>
          <table:table-cell office:value-type="float" office:value="757.603" calcext:value-type="float">
            <text:p>757.603</text:p>
          </table:table-cell>
          <table:table-cell office:value-type="float" office:value="633.796" calcext:value-type="float">
            <text:p>633.796</text:p>
          </table:table-cell>
          <table:table-cell office:value-type="float" office:value="814.84" calcext:value-type="float">
            <text:p>814.84</text:p>
          </table:table-cell>
          <table:table-cell office:value-type="float" office:value="732.559" calcext:value-type="float">
            <text:p>732.559</text:p>
          </table:table-cell>
          <table:table-cell office:value-type="float" office:value="723.196" calcext:value-type="float">
            <text:p>723.196</text:p>
          </table:table-cell>
          <table:table-cell office:value-type="float" office:value="807.033" calcext:value-type="float">
            <text:p>807.033</text:p>
          </table:table-cell>
          <table:table-cell office:value-type="float" office:value="869.907" calcext:value-type="float">
            <text:p>869.907</text:p>
          </table:table-cell>
          <table:table-cell office:value-type="float" office:value="834.332" calcext:value-type="float">
            <text:p>834.332</text:p>
          </table:table-cell>
          <table:table-cell office:value-type="float" office:value="794.062" calcext:value-type="float">
            <text:p>794.062</text:p>
          </table:table-cell>
          <table:table-cell office:value-type="float" office:value="766.218" calcext:value-type="float">
            <text:p>766.218</text:p>
          </table:table-cell>
          <table:table-cell office:value-type="float" office:value="697.649" calcext:value-type="float">
            <text:p>697.649</text:p>
          </table:table-cell>
          <table:table-cell office:value-type="float" office:value="829.66" calcext:value-type="float">
            <text:p>829.66</text:p>
          </table:table-cell>
          <table:table-cell office:value-type="float" office:value="941.417" calcext:value-type="float">
            <text:p>941.417</text:p>
          </table:table-cell>
          <table:table-cell office:value-type="float" office:value="700.761" calcext:value-type="float">
            <text:p>700.761</text:p>
          </table:table-cell>
          <table:table-cell office:value-type="float" office:value="701.579" calcext:value-type="float">
            <text:p>701.579</text:p>
          </table:table-cell>
          <table:table-cell/>
          <table:table-cell table:formula="of:=AVERAGE([.F2:.Y2])" office:value-type="float" office:value="787.5902" calcext:value-type="float">
            <text:p>787.5902</text:p>
          </table:table-cell>
          <table:table-cell table:formula="of:=MAX([.F2:.Y2])" office:value-type="float" office:value="969.029" calcext:value-type="float">
            <text:p>969.029</text:p>
          </table:table-cell>
          <table:table-cell table:formula="of:=MIN([.F2:.Y2])" office:value-type="float" office:value="633.796" calcext:value-type="float">
            <text:p>633.796</text:p>
          </table:table-cell>
        </table:table-row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617.088" calcext:value-type="float">
            <text:p>617.088</text:p>
          </table:table-cell>
          <table:table-cell office:value-type="float" office:value="627.262" calcext:value-type="float">
            <text:p>627.262</text:p>
          </table:table-cell>
          <table:table-cell office:value-type="float" office:value="699.961" calcext:value-type="float">
            <text:p>699.961</text:p>
          </table:table-cell>
          <table:table-cell office:value-type="float" office:value="668.395" calcext:value-type="float">
            <text:p>668.395</text:p>
          </table:table-cell>
          <table:table-cell office:value-type="float" office:value="624.745" calcext:value-type="float">
            <text:p>624.745</text:p>
          </table:table-cell>
          <table:table-cell office:value-type="float" office:value="559.688" calcext:value-type="float">
            <text:p>559.688</text:p>
          </table:table-cell>
          <table:table-cell office:value-type="float" office:value="601.168" calcext:value-type="float">
            <text:p>601.168</text:p>
          </table:table-cell>
          <table:table-cell office:value-type="float" office:value="603.865" calcext:value-type="float">
            <text:p>603.865</text:p>
          </table:table-cell>
          <table:table-cell office:value-type="float" office:value="581.493" calcext:value-type="float">
            <text:p>581.493</text:p>
          </table:table-cell>
          <table:table-cell office:value-type="float" office:value="595.015" calcext:value-type="float">
            <text:p>595.015</text:p>
          </table:table-cell>
          <table:table-cell office:value-type="float" office:value="624.512" calcext:value-type="float">
            <text:p>624.512</text:p>
          </table:table-cell>
          <table:table-cell office:value-type="float" office:value="616.021" calcext:value-type="float">
            <text:p>616.021</text:p>
          </table:table-cell>
          <table:table-cell office:value-type="float" office:value="627.594" calcext:value-type="float">
            <text:p>627.594</text:p>
          </table:table-cell>
          <table:table-cell office:value-type="float" office:value="630.498" calcext:value-type="float">
            <text:p>630.498</text:p>
          </table:table-cell>
          <table:table-cell office:value-type="float" office:value="600.159" calcext:value-type="float">
            <text:p>600.159</text:p>
          </table:table-cell>
          <table:table-cell office:value-type="float" office:value="577.135" calcext:value-type="float">
            <text:p>577.135</text:p>
          </table:table-cell>
          <table:table-cell office:value-type="float" office:value="607" calcext:value-type="float">
            <text:p>607</text:p>
          </table:table-cell>
          <table:table-cell office:value-type="float" office:value="582.186" calcext:value-type="float">
            <text:p>582.186</text:p>
          </table:table-cell>
          <table:table-cell office:value-type="float" office:value="611.296" calcext:value-type="float">
            <text:p>611.296</text:p>
          </table:table-cell>
          <table:table-cell office:value-type="float" office:value="654.68" calcext:value-type="float">
            <text:p>654.68</text:p>
          </table:table-cell>
          <table:table-cell/>
          <table:table-cell table:formula="of:=AVERAGE([.F3:.Y3])" office:value-type="float" office:value="615.48805" calcext:value-type="float">
            <text:p>615.48805</text:p>
          </table:table-cell>
          <table:table-cell table:formula="of:=MAX([.F3:.Y3])" office:value-type="float" office:value="699.961" calcext:value-type="float">
            <text:p>699.961</text:p>
          </table:table-cell>
          <table:table-cell table:formula="of:=MIN([.F3:.Y3])" office:value-type="float" office:value="559.688" calcext:value-type="float">
            <text:p>559.688</text:p>
          </table:table-cell>
        </table:table-row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54.225" calcext:value-type="float">
            <text:p>554.225</text:p>
          </table:table-cell>
          <table:table-cell office:value-type="float" office:value="574.31" calcext:value-type="float">
            <text:p>574.31</text:p>
          </table:table-cell>
          <table:table-cell office:value-type="float" office:value="623.66" calcext:value-type="float">
            <text:p>623.66</text:p>
          </table:table-cell>
          <table:table-cell office:value-type="float" office:value="574.517" calcext:value-type="float">
            <text:p>574.517</text:p>
          </table:table-cell>
          <table:table-cell office:value-type="float" office:value="589.913" calcext:value-type="float">
            <text:p>589.913</text:p>
          </table:table-cell>
          <table:table-cell office:value-type="float" office:value="575.563" calcext:value-type="float">
            <text:p>575.563</text:p>
          </table:table-cell>
          <table:table-cell office:value-type="float" office:value="575.404" calcext:value-type="float">
            <text:p>575.404</text:p>
          </table:table-cell>
          <table:table-cell office:value-type="float" office:value="557.935" calcext:value-type="float">
            <text:p>557.935</text:p>
          </table:table-cell>
          <table:table-cell office:value-type="float" office:value="575.909" calcext:value-type="float">
            <text:p>575.909</text:p>
          </table:table-cell>
          <table:table-cell office:value-type="float" office:value="557.503" calcext:value-type="float">
            <text:p>557.503</text:p>
          </table:table-cell>
          <table:table-cell office:value-type="float" office:value="595.95" calcext:value-type="float">
            <text:p>595.95</text:p>
          </table:table-cell>
          <table:table-cell office:value-type="float" office:value="621.525" calcext:value-type="float">
            <text:p>621.525</text:p>
          </table:table-cell>
          <table:table-cell office:value-type="float" office:value="572.431" calcext:value-type="float">
            <text:p>572.43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05.74" calcext:value-type="float">
            <text:p>605.74</text:p>
          </table:table-cell>
          <table:table-cell office:value-type="float" office:value="542.788" calcext:value-type="float">
            <text:p>542.788</text:p>
          </table:table-cell>
          <table:table-cell office:value-type="float" office:value="562.405" calcext:value-type="float">
            <text:p>562.405</text:p>
          </table:table-cell>
          <table:table-cell office:value-type="float" office:value="556.615" calcext:value-type="float">
            <text:p>556.615</text:p>
          </table:table-cell>
          <table:table-cell office:value-type="float" office:value="612.287" calcext:value-type="float">
            <text:p>612.287</text:p>
          </table:table-cell>
          <table:table-cell office:value-type="float" office:value="589.66" calcext:value-type="float">
            <text:p>589.66</text:p>
          </table:table-cell>
          <table:table-cell/>
          <table:table-cell table:formula="of:=AVERAGE([.F4:.Y4])" office:value-type="float" office:value="583.3983" calcext:value-type="float">
            <text:p>583.3983</text:p>
          </table:table-cell>
          <table:table-cell table:formula="of:=MAX([.F4:.Y4])" office:value-type="float" office:value="649.626" calcext:value-type="float">
            <text:p>649.626</text:p>
          </table:table-cell>
          <table:table-cell table:formula="of:=MIN([.F4:.Y4])" office:value-type="float" office:value="542.788" calcext:value-type="float">
            <text:p>542.788</text:p>
          </table:table-cell>
        </table:table-row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49.199" calcext:value-type="float">
            <text:p>549.199</text:p>
          </table:table-cell>
          <table:table-cell office:value-type="float" office:value="588.688" calcext:value-type="float">
            <text:p>588.688</text:p>
          </table:table-cell>
          <table:table-cell office:value-type="float" office:value="647.464" calcext:value-type="float">
            <text:p>647.464</text:p>
          </table:table-cell>
          <table:table-cell office:value-type="float" office:value="531.852" calcext:value-type="float">
            <text:p>531.852</text:p>
          </table:table-cell>
          <table:table-cell office:value-type="float" office:value="547.278" calcext:value-type="float">
            <text:p>547.278</text:p>
          </table:table-cell>
          <table:table-cell office:value-type="float" office:value="542.95" calcext:value-type="float">
            <text:p>542.95</text:p>
          </table:table-cell>
          <table:table-cell office:value-type="float" office:value="517.74" calcext:value-type="float">
            <text:p>517.74</text:p>
          </table:table-cell>
          <table:table-cell office:value-type="float" office:value="531.447" calcext:value-type="float">
            <text:p>531.447</text:p>
          </table:table-cell>
          <table:table-cell office:value-type="float" office:value="584.715" calcext:value-type="float">
            <text:p>584.715</text:p>
          </table:table-cell>
          <table:table-cell office:value-type="float" office:value="525.504" calcext:value-type="float">
            <text:p>525.504</text:p>
          </table:table-cell>
          <table:table-cell office:value-type="float" office:value="563.08" calcext:value-type="float">
            <text:p>563.08</text:p>
          </table:table-cell>
          <table:table-cell office:value-type="float" office:value="552.325" calcext:value-type="float">
            <text:p>552.325</text:p>
          </table:table-cell>
          <table:table-cell office:value-type="float" office:value="596.34" calcext:value-type="float">
            <text:p>596.34</text:p>
          </table:table-cell>
          <table:table-cell office:value-type="float" office:value="528.883" calcext:value-type="float">
            <text:p>528.883</text:p>
          </table:table-cell>
          <table:table-cell office:value-type="float" office:value="528.48" calcext:value-type="float">
            <text:p>528.48</text:p>
          </table:table-cell>
          <table:table-cell office:value-type="float" office:value="602.495" calcext:value-type="float">
            <text:p>602.495</text:p>
          </table:table-cell>
          <table:table-cell office:value-type="float" office:value="581.298" calcext:value-type="float">
            <text:p>581.298</text:p>
          </table:table-cell>
          <table:table-cell office:value-type="float" office:value="550.041" calcext:value-type="float">
            <text:p>550.041</text:p>
          </table:table-cell>
          <table:table-cell office:value-type="float" office:value="571.788" calcext:value-type="float">
            <text:p>571.788</text:p>
          </table:table-cell>
          <table:table-cell office:value-type="float" office:value="554.064" calcext:value-type="float">
            <text:p>554.064</text:p>
          </table:table-cell>
          <table:table-cell/>
          <table:table-cell table:formula="of:=AVERAGE([.F5:.Y5])" office:value-type="float" office:value="559.78155" calcext:value-type="float">
            <text:p>559.78155</text:p>
          </table:table-cell>
          <table:table-cell table:formula="of:=MAX([.F5:.Y5])" office:value-type="float" office:value="647.464" calcext:value-type="float">
            <text:p>647.464</text:p>
          </table:table-cell>
          <table:table-cell table:formula="of:=MIN([.F5:.Y5])" office:value-type="float" office:value="517.74" calcext:value-type="float">
            <text:p>517.74</text:p>
          </table:table-cell>
        </table:table-row>
        <table:table-row table:style-name="ro1">
          <table:table-cell office:value-type="string" calcext:value-type="string">
            <text:p>qs_mpi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11" calcext:value-type="float">
            <text:p>111</text:p>
          </table:table-cell>
          <table:table-cell table:style-name="Default" office:value-type="float" office:value="531.391" calcext:value-type="float">
            <text:p>531.391</text:p>
          </table:table-cell>
          <table:table-cell office:value-type="float" office:value="517.578" calcext:value-type="float">
            <text:p>517.578</text:p>
          </table:table-cell>
          <table:table-cell office:value-type="float" office:value="523.753" calcext:value-type="float">
            <text:p>523.753</text:p>
          </table:table-cell>
          <table:table-cell office:value-type="float" office:value="515.913" calcext:value-type="float">
            <text:p>515.913</text:p>
          </table:table-cell>
          <table:table-cell office:value-type="float" office:value="512.365" calcext:value-type="float">
            <text:p>512.365</text:p>
          </table:table-cell>
          <table:table-cell office:value-type="float" office:value="515.103" calcext:value-type="float">
            <text:p>515.103</text:p>
          </table:table-cell>
          <table:table-cell office:value-type="float" office:value="522.314" calcext:value-type="float">
            <text:p>522.314</text:p>
          </table:table-cell>
          <table:table-cell office:value-type="float" office:value="506.045" calcext:value-type="float">
            <text:p>506.045</text:p>
          </table:table-cell>
          <table:table-cell office:value-type="float" office:value="513.569" calcext:value-type="float">
            <text:p>513.569</text:p>
          </table:table-cell>
          <table:table-cell office:value-type="float" office:value="525.84" calcext:value-type="float">
            <text:p>525.84</text:p>
          </table:table-cell>
          <table:table-cell office:value-type="float" office:value="516.16" calcext:value-type="float">
            <text:p>516.16</text:p>
          </table:table-cell>
          <table:table-cell office:value-type="float" office:value="505.85" calcext:value-type="float">
            <text:p>505.85</text:p>
          </table:table-cell>
          <table:table-cell office:value-type="float" office:value="527.754" calcext:value-type="float">
            <text:p>527.754</text:p>
          </table:table-cell>
          <table:table-cell office:value-type="float" office:value="510.248" calcext:value-type="float">
            <text:p>510.248</text:p>
          </table:table-cell>
          <table:table-cell office:value-type="float" office:value="515.418" calcext:value-type="float">
            <text:p>515.418</text:p>
          </table:table-cell>
          <table:table-cell office:value-type="float" office:value="522.524" calcext:value-type="float">
            <text:p>522.524</text:p>
          </table:table-cell>
          <table:table-cell office:value-type="float" office:value="521.818" calcext:value-type="float">
            <text:p>521.818</text:p>
          </table:table-cell>
          <table:table-cell office:value-type="float" office:value="504.211" calcext:value-type="float">
            <text:p>504.211</text:p>
          </table:table-cell>
          <table:table-cell office:value-type="float" office:value="509.49" calcext:value-type="float">
            <text:p>509.49</text:p>
          </table:table-cell>
          <table:table-cell office:value-type="float" office:value="503.912" calcext:value-type="float">
            <text:p>503.912</text:p>
          </table:table-cell>
          <table:table-cell/>
          <table:table-cell table:formula="of:=AVERAGE([.F6:.Y6])" office:value-type="float" office:value="516.0628" calcext:value-type="float">
            <text:p>516.0628</text:p>
          </table:table-cell>
          <table:table-cell table:formula="of:=MAX([.F6:.Y6])" office:value-type="float" office:value="531.391" calcext:value-type="float">
            <text:p>531.391</text:p>
          </table:table-cell>
          <table:table-cell table:formula="of:=MIN([.F6:.Y6])" office:value-type="float" office:value="503.912" calcext:value-type="float">
            <text:p>503.912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0=1 pivot total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990.27895" calcext:value-type="float">
            <text:p>2990.27895</text:p>
          </table:table-cell>
          <table:table-cell office:value-type="float" office:value="4996.884" calcext:value-type="float">
            <text:p>4996.884</text:p>
          </table:table-cell>
          <table:table-cell office:value-type="float" office:value="1462.661" calcext:value-type="float">
            <text:p>1462.661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1 per proces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787.5902" calcext:value-type="float">
            <text:p>787.5902</text:p>
          </table:table-cell>
          <table:table-cell office:value-type="float" office:value="969.029" calcext:value-type="float">
            <text:p>969.029</text:p>
          </table:table-cell>
          <table:table-cell office:value-type="float" office:value="633.796" calcext:value-type="float">
            <text:p>633.796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3 per process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615.48805" calcext:value-type="float">
            <text:p>615.48805</text:p>
          </table:table-cell>
          <table:table-cell office:value-type="float" office:value="699.961" calcext:value-type="float">
            <text:p>699.961</text:p>
          </table:table-cell>
          <table:table-cell office:value-type="float" office:value="559.688" calcext:value-type="float">
            <text:p>559.68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5 (default)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83.3983" calcext:value-type="float">
            <text:p>583.3983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542.788" calcext:value-type="float">
            <text:p>542.788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etc..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office:value-type="float" office:value="559.78155" calcext:value-type="float">
            <text:p>559.78155</text:p>
          </table:table-cell>
          <table:table-cell office:value-type="float" office:value="647.464" calcext:value-type="float">
            <text:p>647.464</text:p>
          </table:table-cell>
          <table:table-cell office:value-type="float" office:value="517.74" calcext:value-type="float">
            <text:p>517.74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Default" office:value-type="float" office:value="111" calcext:value-type="float">
            <text:p>111</text:p>
          </table:table-cell>
          <table:table-cell office:value-type="float" office:value="516.0628" calcext:value-type="float">
            <text:p>516.0628</text:p>
          </table:table-cell>
          <table:table-cell office:value-type="float" office:value="531.391" calcext:value-type="float">
            <text:p>531.391</text:p>
          </table:table-cell>
          <table:table-cell office:value-type="float" office:value="503.912" calcext:value-type="float">
            <text:p>503.912</text:p>
          </table:table-cell>
          <table:table-cell table:number-columns-repeated="20"/>
        </table:table-row>
        <table:table-row table:style-name="ro1" table:number-rows-repeated="103">
          <table:table-cell table:number-columns-repeated="5"/>
          <table:table-cell table:style-name="Default"/>
          <table:table-cell table:number-columns-repeated="23"/>
        </table:table-row>
        <table:table-row table:style-name="ro1" table:number-rows-repeated="1048455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jup_bench_mpi_pivot.A1:jup_bench_mpi_pivot.AM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14:36:22.276217246</dc:date>
    <meta:editing-duration>PT12H23M11S</meta:editing-duration>
    <meta:editing-cycles>5</meta:editing-cycles>
    <meta:generator>LibreOffice/5.1.4.2$Linux_X86_64 LibreOffice_project/10m0$Build-2</meta:generator>
    <meta:document-statistic meta:table-count="1" meta:cell-count="2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fill-color="#ffffff"/>
    </style:style>
    <style:style style:name="ch12" style:family="chart">
      <style:graphic-properties svg:stroke-color="#b3b3b3" draw:fill-color="#000000"/>
    </style:style>
    <style:style style:name="ch13" style:family="chart">
      <style:graphic-properties svg:stroke-width="0.254cm"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69cm" svg:height="12.279cm" xlink:href=".." xlink:type="simple" chart:class="chart:stock" chart:style-name="ch1">
        <chart:legend chart:legend-position="end" svg:x="18.269cm" svg:y="5.591cm" style:legend-expansion="high" chart:style-name="ch2"/>
        <chart:plot-area chart:style-name="ch3" table:cell-range-address="jup_bench_mpi_pivot.F11:jup_bench_mpi_pivot.I17" chart:data-source-has-labels="both" svg:x="0.403cm" svg:y="0.245cm" svg:width="17.463cm" svg:height="11.789cm">
          <chartooo:coordinate-region svg:x="1.395cm" svg:y="0.445cm" svg:width="16.471cm" svg:height="10.942cm"/>
          <chart:axis chart:dimension="x" chart:name="primary-x" chart:style-name="ch4" chartooo:axis-type="auto">
            <chartooo:date-scale/>
            <chart:categories table:cell-range-address="jup_bench_mpi_pivot.F12:jup_bench_mpi_pivot.F1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jup_bench_mpi_pivot.G12:jup_bench_mpi_pivot.G17" chart:label-cell-address="jup_bench_mpi_pivot.G11:jup_bench_mpi_pivot.G11" chart:class="chart:bar">
            <chart:data-point chart:style-name="ch10"/>
            <chart:data-point chart:repeated="5"/>
          </chart:series>
          <chart:series chart:values-cell-range-address="jup_bench_mpi_pivot.H12:jup_bench_mpi_pivot.H17" chart:label-cell-address="jup_bench_mpi_pivot.H11:jup_bench_mpi_pivot.H11" chart:attached-axis="primary-y">
            <chart:data-point/>
          </chart:series>
          <chart:series chart:values-cell-range-address="jup_bench_mpi_pivot.I12:jup_bench_mpi_pivot.I17" chart:label-cell-address="jup_bench_mpi_pivot.I11:jup_bench_mpi_pivot.I11" chart:attached-axis="primary-y">
            <chart:data-point/>
          </chart:series>
          <chart:series chart:attached-axis="primary-y">
            <chart:data-point/>
          </chart:series>
          <chart:stock-gain-marker chart:style-name="ch11"/>
          <chart:stock-loss-marker chart:style-name="ch12"/>
          <chart:stock-range-line chart:style-name="ch13"/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jup_bench_mpi_pivot.G11:jup_bench_mpi_pivot.G11</svg:desc>
                </draw:g>
              </table:table-cell>
              <table:table-cell office:value-type="string">
                <text:p>max</text:p>
                <draw:g>
                  <svg:desc>jup_bench_mpi_pivot.H11:jup_bench_mpi_pivot.H11</svg:desc>
                </draw:g>
              </table:table-cell>
              <table:table-cell office:value-type="string">
                <text:p>min</text:p>
                <draw:g>
                  <svg:desc>jup_bench_mpi_pivot.I11:jup_bench_mpi_pivot.I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up_bench_mpi_pivot.F12:jup_bench_mpi_pivot.F17</svg:desc>
                </draw:g>
              </table:table-cell>
              <table:table-cell office:value-type="float" office:value="2990.27895">
                <text:p>2990.27895</text:p>
                <draw:g>
                  <svg:desc>jup_bench_mpi_pivot.G12:jup_bench_mpi_pivot.G17</svg:desc>
                </draw:g>
              </table:table-cell>
              <table:table-cell office:value-type="float" office:value="4996.884">
                <text:p>4996.884</text:p>
                <draw:g>
                  <svg:desc>jup_bench_mpi_pivot.H12:jup_bench_mpi_pivot.H17</svg:desc>
                </draw:g>
              </table:table-cell>
              <table:table-cell office:value-type="float" office:value="1462.661">
                <text:p>1462.661</text:p>
                <draw:g>
                  <svg:desc>jup_bench_mpi_pivot.I12:jup_bench_mpi_pivot.I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87.5902">
                <text:p>787.5902</text:p>
              </table:table-cell>
              <table:table-cell office:value-type="float" office:value="969.029">
                <text:p>969.029</text:p>
              </table:table-cell>
              <table:table-cell office:value-type="float" office:value="633.796">
                <text:p>633.7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5.48805">
                <text:p>615.48805</text:p>
              </table:table-cell>
              <table:table-cell office:value-type="float" office:value="699.961">
                <text:p>699.961</text:p>
              </table:table-cell>
              <table:table-cell office:value-type="float" office:value="559.688">
                <text:p>559.6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83.3983">
                <text:p>583.3983</text:p>
              </table:table-cell>
              <table:table-cell office:value-type="float" office:value="649.626">
                <text:p>649.626</text:p>
              </table:table-cell>
              <table:table-cell office:value-type="float" office:value="542.788">
                <text:p>542.78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59.78155">
                <text:p>559.78155</text:p>
              </table:table-cell>
              <table:table-cell office:value-type="float" office:value="647.464">
                <text:p>647.464</text:p>
              </table:table-cell>
              <table:table-cell office:value-type="float" office:value="517.74">
                <text:p>517.7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16.0628">
                <text:p>516.0628</text:p>
              </table:table-cell>
              <table:table-cell office:value-type="float" office:value="531.391">
                <text:p>531.391</text:p>
              </table:table-cell>
              <table:table-cell office:value-type="float" office:value="503.912">
                <text:p>503.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